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fc8be" officeooo:paragraph-rsid="000fc8be"/>
    </style:style>
    <style:style style:name="P2" style:family="paragraph" style:parent-style-name="Standard">
      <style:text-properties officeooo:rsid="001391f0" officeooo:paragraph-rsid="001391f0"/>
    </style:style>
    <style:style style:name="T1" style:family="text">
      <style:text-properties officeooo:rsid="0011c1e6"/>
    </style:style>
    <style:style style:name="T2" style:family="text">
      <style:text-properties officeooo:rsid="0013def2"/>
    </style:style>
    <style:style style:name="T3" style:family="text">
      <style:text-properties officeooo:rsid="00152c2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s Radarmodul ermöglicht es, andere Schiffe hervorzuheben, welche sonst auf grössere Distanzen schwer zu entdecken wären. Zusätzlich wird es benötigt, um Schiffe anzuvisieren, damit man Verfolgungsraketen nutzen kann. Das Radar im aktuellen Zustand entspricht nicht dem Namen: Statt aktiv auf Reflexionen von selbst ausgesendeten elektromagnetischen Wellen zu reagieren, funktioniert es passiv und erfasst Aussendungen von anderen Objekten. <text:span text:style-name="T1">Im Gegensatz zu einem aktiven Radar fällt die Signalstärke mit dem Quadrat der Distanz ab, wobei beim aktiven Radar das ausgesendete Signal wegen der diffusen Reflexion mit der vierten Potenz der Distanz abfällt. Das Radar bietet die Option, die Belichtungszeit zu ändern. Dies ermöglicht es, schwächere Signale zu erkennen, heisst jedoch, dass die Aktualisierungsrate der Positionen sinkt.</text:span></text:p>
      <text:p text:style-name="P1"/>
      <text:p text:style-name="P2">Obwohl momentan nur Schiffe für das Radar sichtbar sind, hängt dies lediglich vom RadarBlob-Skript ab. Dieses kann an jedem Spielobjekt befestigt werden und macht dieses für das Radar sichtbar und für Raketen <text:span text:style-name="T3">anvisierbar</text:span>. <text:span text:style-name="T2">Es speichert die Emission des Objekts bei einem Abstand von einem Meter. Das Radar weist ShipAI auf sichtbar gewordene und aus dem Sichtbereich verschwundene Objekte hin, dabei gibt es die ID des zugehörigen RadarBlob 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9T17:45:48.655000000</meta:creation-date>
    <dc:date>2014-10-11T16:11:30.173000000</dc:date>
    <meta:editing-duration>P1DT22H9M53S</meta:editing-duration>
    <meta:editing-cycles>6</meta:editing-cycles>
    <meta:generator>LibreOffice/4.1.4.2$Windows_x86 LibreOffice_project/0a0440ccc0227ad9829de5f46be37cfb6edcf72</meta:generator>
    <meta:document-statistic meta:table-count="0" meta:image-count="0" meta:object-count="0" meta:page-count="1" meta:paragraph-count="2" meta:word-count="182" meta:character-count="1275" meta:non-whitespace-character-count="1095"/>
  </office:meta>
</office:document-meta>
</file>